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201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2">
          <table:table-cell table:style-name="ce1" office:value-type="string" calcext:value-type="string" table:number-columns-spanned="3" table:number-rows-spanned="1">
            <text:p>[detail2.laporan_frekuensi] [detail.format_hari]</text:p>
          </table:table-cell>
          <table:covered-table-cell/>
          <table:covered-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[detail2.anggota_bebas_pustaka] [detail.periode2]</text:p>
          </table:table-cell>
          <table:covered-table-cell/>
          <table:covered-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[detail2.berdasarkan] [detail.Berdasarkan]</text:p>
          </table:table-cell>
          <table:covered-table-cell table:number-columns-repeated="2"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_bebaspustaka]</text:p>
          </table:table-cell>
          <table:table-cell table:style-name="ce3" office:value-type="string" calcext:value-type="string">
            <text:p>[detail2.jumlah_anggota]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mlah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7:16:17.6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7T17:17:10.505000000</dc:date>
    <meta:editing-duration>PT2H13M54S</meta:editing-duration>
    <meta:editing-cycles>20</meta:editing-cycles>
    <meta:document-statistic meta:table-count="1" meta:cell-count="11" meta:object-count="0"/>
  </office:meta>
</office:document-meta>
</file>